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916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672in"/>
    </style:style>
    <style:style style:name="co20" style:family="table-column">
      <style:table-column-properties fo:break-before="auto" style:column-width="1.1382in"/>
    </style:style>
    <style:style style:name="co21" style:family="table-column">
      <style:table-column-properties fo:break-before="auto" style:column-width="0.8189in"/>
    </style:style>
    <style:style style:name="co24" style:family="table-column">
      <style:table-column-properties fo:break-before="auto" style:column-width="1.4047in"/>
    </style:style>
    <style:style style:name="co25" style:family="table-column">
      <style:table-column-properties fo:break-before="auto" style:column-width="1.9008in"/>
    </style:style>
    <style:style style:name="co26" style:family="table-column">
      <style:table-column-properties fo:break-before="auto" style:column-width="1.9047in"/>
    </style:style>
    <style:style style:name="co27" style:family="table-column">
      <style:table-column-properties fo:break-before="auto" style:column-width="2.0756in"/>
    </style:style>
    <style:style style:name="co28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1846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1.575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0.5693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34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>
      <style:table-cell-properties fo:border="0.06pt solid #000000"/>
      <style:text-properties style:text-position="" style:font-name="Ari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59" style:family="table-cell" style:parent-style-name="Default">
      <style:text-properties style:text-position="" style:font-name="Arial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62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71" style:family="table-cell" style:parent-style-name="Default">
      <style:text-properties fo:color="#000000" style:text-position="" style:font-name="Arial" fo:font-size="10pt" fo:font-weight="bold"/>
    </style:style>
    <style:style style:name="ce72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76" style:family="table-cell" style:parent-style-name="Default">
      <style:text-properties style:text-position="" style:font-name="Arial" fo:font-size="10pt" fo:font-weight="bold" style:font-name-asian="Tahoma"/>
    </style:style>
    <style:style style:name="ce77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8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8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5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0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3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9" style:family="table-cell" style:parent-style-name="Default" style:data-style-name="N234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order="0.06pt solid #000000"/>
      <style:text-properties style:font-name="Ari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>
      <style:text-properties style:font-name="Arial" fo:font-size="10pt"/>
    </style:style>
    <style:style style:name="ce122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3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fo:wrap-option="wrap"/>
      <style:text-properties style:font-name="Arial" fo:font-size="10pt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4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63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67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68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7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2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style:font-name="Arial" fo:font-weight="bold" style:font-name-asian="Tahoma" style:font-name-complex="Tahoma2"/>
    </style:style>
    <style:style style:name="T8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49" table:default-cell-style-name="Default"/>
        <table:table-row table:style-name="ro18">
          <table:table-cell table:style-name="ce51">
            <draw:frame table:end-cell-address="Cover.C6" table:end-x="0.0146in" table:end-y="0.1563in" draw:z-index="0" draw:name="Graphics 3" draw:style-name="gr1" draw:text-style-name="P1" svg:width="2.3236in" svg:height="1.091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8" table:number-columns-repeated="2"/>
          <table:table-cell table:style-name="ce51"/>
          <table:table-cell table:style-name="ce51" table:number-columns-spanned="3" table:number-rows-spanned="1"/>
          <table:covered-table-cell table:number-columns-repeated="2" table:style-name="ce51"/>
          <table:table-cell table:style-name="ce51" table:number-columns-repeated="248"/>
          <table:table-cell/>
        </table:table-row>
        <table:table-row table:style-name="ro18" table:number-rows-repeated="3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6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9">
          <table:table-cell table:style-name="ce52"/>
          <table:table-cell table:style-name="ce89" office:value-type="string">
            <text:p>CS SMOKE TESTS</text:p>
          </table:table-cell>
          <table:table-cell table:style-name="ce98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90" office:value-type="string">
            <text:p>Version:</text:p>
          </table:table-cell>
          <table:table-cell table:style-name="ce99" office:value-type="float" office:value="1.1">
            <text:p>1.1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90" office:value-type="string">
            <text:p>Issue date:</text:p>
          </table:table-cell>
          <table:table-cell table:style-name="ce100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90" office:value-type="string">
            <text:p>Product Name:</text:p>
          </table:table-cell>
          <table:table-cell table:style-name="ce100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90" office:value-type="string">
            <text:p>Product Code:</text:p>
          </table:table-cell>
          <table:table-cell table:style-name="ce100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90" office:value-type="string">
            <text:p>Module:</text:p>
          </table:table-cell>
          <table:table-cell table:style-name="ce100"/>
          <table:table-cell table:style-name="ce106"/>
          <table:table-cell table:style-name="ce52" table:number-columns-repeated="2"/>
          <table:table-cell table:style-name="ce51" table:number-columns-repeated="249"/>
          <table:table-cell/>
        </table:table-row>
        <table:table-row table:style-name="ro18">
          <table:table-cell table:style-name="ce53"/>
          <table:table-cell table:style-name="ce90" office:value-type="string">
            <text:p>Total Cases:</text:p>
          </table:table-cell>
          <table:table-cell table:style-name="ce100" table:formula="of:=[Data.C4]" office:value-type="float" office:value="4">
            <text:p>4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20">
          <table:table-cell table:style-name="ce53"/>
          <table:table-cell table:style-name="ce91" office:value-type="string">
            <text:p>Test Status:</text:p>
          </table:table-cell>
          <table:table-cell table:style-name="ce101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21">
          <table:table-cell table:style-name="ce54"/>
          <table:table-cell table:number-columns-repeated="11"/>
          <table:table-cell table:style-name="ce54" table:number-columns-repeated="243"/>
          <table:table-cell/>
        </table:table-row>
        <table:table-row table:style-name="ro22">
          <table:table-cell table:style-name="ce54"/>
          <table:table-cell table:number-columns-repeated="11"/>
          <table:table-cell table:style-name="ce54" table:number-columns-repeated="243"/>
          <table:table-cell/>
        </table:table-row>
        <table:table-row table:style-name="ro18">
          <table:table-cell table:style-name="ce54"/>
          <table:table-cell table:number-columns-repeated="11"/>
          <table:table-cell table:style-name="ce54" table:number-columns-repeated="243"/>
          <table:table-cell/>
        </table:table-row>
        <table:table-row table:style-name="ro18">
          <table:table-cell table:style-name="ce53"/>
          <table:table-cell table:number-columns-repeated="11"/>
          <table:table-cell table:style-name="ce53" table:number-columns-repeated="243"/>
          <table:table-cell/>
        </table:table-row>
        <table:table-row table:style-name="ro18">
          <table:table-cell table:style-name="ce53"/>
          <table:table-cell table:style-name="ce92" office:value-type="string">
            <text:p>Record of change:</text:p>
          </table:table-cell>
          <table:table-cell table:style-name="ce51" table:number-columns-repeated="5"/>
          <table:table-cell table:style-name="ce54" table:number-columns-repeated="5"/>
          <table:table-cell table:style-name="ce53" table:number-columns-repeated="243"/>
          <table:table-cell/>
        </table:table-row>
        <table:table-row table:style-name="ro17">
          <table:table-cell table:style-name="ce53"/>
          <table:table-cell table:style-name="ce93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54" table:number-columns-repeated="5"/>
          <table:table-cell table:style-name="ce53" table:number-columns-repeated="243"/>
          <table:table-cell/>
        </table:table-row>
        <table:table-row table:style-name="ro18">
          <table:table-cell table:style-name="ce53"/>
          <table:table-cell table:style-name="ce94" office:value-type="date" office:date-value="2010-10-05">
            <text:p>5-Oct-10</text:p>
          </table:table-cell>
          <table:table-cell table:style-name="ce103" office:value-type="string">
            <text:p>1.0</text:p>
          </table:table-cell>
          <table:table-cell table:style-name="ce107" office:value-type="string">
            <text:p>New document</text:p>
          </table:table-cell>
          <table:table-cell table:style-name="ce112" office:value-type="string">
            <text:p>Hanh.Ly</text:p>
          </table:table-cell>
          <table:table-cell table:style-name="ce113"/>
          <table:table-cell table:style-name="ce117"/>
          <table:table-cell table:style-name="ce53"/>
          <table:table-cell table:style-name="ce54" table:number-columns-repeated="4"/>
          <table:table-cell table:style-name="ce53" table:number-columns-repeated="243"/>
          <table:table-cell/>
        </table:table-row>
        <table:table-row table:style-name="ro18">
          <table:table-cell table:style-name="ce53"/>
          <table:table-cell table:style-name="ce95" office:value-type="date" office:date-value="2010-12-27">
            <text:p>27-Dec-2010</text:p>
          </table:table-cell>
          <table:table-cell table:style-name="ce103" office:value-type="string">
            <text:p>1.1</text:p>
          </table:table-cell>
          <table:table-cell table:style-name="ce107" office:value-type="string">
            <text:p>Update ID normalization</text:p>
          </table:table-cell>
          <table:table-cell table:style-name="ce107" office:value-type="string">
            <text:p>Cong.Nguyen</text:p>
          </table:table-cell>
          <table:table-cell table:style-name="ce113"/>
          <table:table-cell table:style-name="ce117"/>
          <table:table-cell table:style-name="ce53" table:number-columns-repeated="248"/>
          <table:table-cell/>
        </table:table-row>
        <table:table-row table:style-name="ro12">
          <table:table-cell table:style-name="ce53"/>
          <table:table-cell table:style-name="ce96"/>
          <table:table-cell table:style-name="ce104"/>
          <table:table-cell table:style-name="ce107" table:number-columns-repeated="2"/>
          <table:table-cell table:style-name="ce113"/>
          <table:table-cell table:style-name="ce118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8"/>
          <table:table-cell table:style-name="ce53" table:number-columns-repeated="248"/>
          <table:table-cell/>
        </table:table-row>
        <table:table-row table:style-name="ro18">
          <table:table-cell table:style-name="ce51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9"/>
          <table:table-cell table:style-name="ce53" table:number-columns-repeated="5"/>
          <table:table-cell table:style-name="ce51" table:number-columns-repeated="243"/>
          <table:table-cell/>
        </table:table-row>
        <table:table-row table:style-name="ro18">
          <table:table-cell table:style-name="ce51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53" table:number-columns-repeated="5"/>
          <table:table-cell table:style-name="ce51" table:number-columns-repeated="243"/>
          <table:table-cell/>
        </table:table-row>
        <table:table-row table:style-name="ro18">
          <table:table-cell table:style-name="ce51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53" table:number-columns-repeated="5"/>
          <table:table-cell table:style-name="ce51" table:number-columns-repeated="243"/>
          <table:table-cell/>
        </table:table-row>
        <table:table-row table:style-name="ro18">
          <table:table-cell table:style-name="ce51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51"/>
          <table:table-cell table:style-name="ce53" table:number-columns-repeated="4"/>
          <table:table-cell table:style-name="ce51" table:number-columns-repeated="243"/>
          <table:table-cell/>
        </table:table-row>
        <table:table-row table:style-name="ro18">
          <table:table-cell table:style-name="ce51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51" table:number-columns-repeated="248"/>
          <table:table-cell/>
        </table:table-row>
        <table:table-row table:style-name="ro18" table:number-rows-repeated="2">
          <table:table-cell table:style-name="ce51"/>
          <table:table-cell table:style-name="ce96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7"/>
          <table:table-cell table:style-name="ce105"/>
          <table:table-cell table:style-name="ce111"/>
          <table:table-cell table:style-name="ce114" table:number-columns-repeated="2"/>
          <table:table-cell table:style-name="ce120"/>
          <table:table-cell table:style-name="ce51" table:number-columns-repeated="248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/>
          <table:table-cell table:number-columns-repeated="7"/>
          <table:table-cell table:style-name="ce51" table:number-columns-repeated="247"/>
          <table:table-cell/>
        </table:table-row>
        <table:table-row table:style-name="ro18" table:number-rows-repeated="3">
          <table:table-cell table:style-name="ce51" table:number-columns-repeated="255"/>
          <table:table-cell/>
        </table:table-row>
        <table:table-row table:style-name="ro18" table:number-rows-repeated="9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 table:number-rows-repeated="6">
          <table:table-cell table:style-name="ce51" table:number-columns-repeated="255"/>
          <table:table-cell/>
        </table:table-row>
        <table:table-row table:style-name="ro18" table:number-rows-repeated="4">
          <table:table-cell/>
          <table:table-cell table:style-name="ce51" table:number-columns-repeated="11"/>
          <table:table-cell table:number-columns-repeated="244"/>
        </table:table-row>
        <table:table-row table:style-name="ro18" table:number-rows-repeated="1048519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5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</text:span></text:p>
          </table:table-cell>
          <table:covered-table-cell table:style-name="ce60"/>
          <table:table-cell table:style-name="ce81" office:value-type="string" table:number-columns-spanned="1" table:number-rows-spanned="2">
            <text:p>Priority</text:p>
          </table:table-cell>
          <table:table-cell table:style-name="ce81" office:value-type="string" table:number-columns-spanned="1" table:number-rows-spanned="2">
            <text:p>Selenium</text:p>
          </table:table-cell>
          <table:table-cell table:style-name="ce83" table:number-columns-repeated="2"/>
          <table:table-cell table:style-name="ce59" table:number-columns-repeated="249"/>
        </table:table-row>
        <table:table-row table:style-name="ro14">
          <table:table-cell table:style-name="ce56" office:value-type="string">
            <text:p>Id</text:p>
          </table:table-cell>
          <table:table-cell table:style-name="ce60" office:value-type="string">
            <text:p>Main cases</text:p>
          </table:table-cell>
          <table:covered-table-cell table:style-name="ce81" office:value-type="string">
            <text:p>Priority</text:p>
          </table:covered-table-cell>
          <table:covered-table-cell table:style-name="ce59"/>
          <table:table-cell table:style-name="ce83" office:value-type="string" table:number-columns-spanned="2" table:number-rows-spanned="1">
            <text:p>Table of record</text:p>
          </table:table-cell>
          <table:covered-table-cell table:style-name="ce86"/>
          <table:table-cell table:style-name="ce59" table:number-columns-repeated="249"/>
        </table:table-row>
        <table:table-row table:style-name="ro1">
          <table:table-cell table:number-columns-repeated="3"/>
          <table:table-cell table:style-name="ce33"/>
          <table:table-cell table:style-name="ce84" office:value-type="string">
            <text:p>Total of High</text:p>
          </table:table-cell>
          <table:table-cell table:style-name="ce87" table:formula="of:=SUMPRODUCT(([.C4:.C540]=&quot;High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7">
          <table:table-cell table:style-name="ce57" office:value-type="string">
            <text:p>Smoke_CS_01</text:p>
          </table:table-cell>
          <table:table-cell table:style-name="ce61" office:value-type="string">
            <text:p>Basic functions on Calendar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Medium</text:p>
          </table:table-cell>
          <table:table-cell table:style-name="ce84" table:formula="of:=SUMPRODUCT(([.C4:.C540]=&quot;Medium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2</text:p>
          </table:table-cell>
          <table:table-cell table:style-name="ce62" office:value-type="string">
            <text:p>Basic functions on Mail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Low</text:p>
          </table:table-cell>
          <table:table-cell table:style-name="ce87" table:formula="of:=SUMPRODUCT(([.C4:.C540]=&quot;Low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3</text:p>
          </table:table-cell>
          <table:table-cell table:style-name="ce62" office:value-type="string">
            <text:p>Basic functions on Contac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7" office:value-type="string">
            <text:p>Smoke_CS_04</text:p>
          </table:table-cell>
          <table:table-cell table:style-name="ce62" office:value-type="string">
            <text:p>Basic functions on Cha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1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7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247" table:default-cell-style-name="Default"/>
        <table:table-row table:style-name="ro23">
          <table:table-cell table:style-name="ce121"/>
          <table:table-cell table:style-name="ce126" office:value-type="string">
            <text:p>TEST CASES</text:p>
          </table:table-cell>
          <table:table-cell table:style-name="ce126"/>
          <table:table-cell table:style-name="ce127" table:number-columns-repeated="2"/>
          <table:table-cell table:style-name="ce121"/>
          <table:table-cell table:style-name="ce139"/>
          <table:table-cell table:style-name="ce127" table:number-columns-repeated="2"/>
          <table:table-cell table:style-name="ce175" office:value-type="string">
            <text:p>Passed</text:p>
          </table:table-cell>
          <table:table-cell table:style-name="ce175" table:formula="of:=COUNTIF([.K$7:.K$885];[.$J1])" office:value-type="float" office:value="20">
            <text:p>20</text:p>
          </table:table-cell>
          <table:table-cell table:style-name="ce175" table:formula="of:=COUNTIF([.L$7:.L$885];[.$J1])" office:value-type="float" office:value="20">
            <text:p>20</text:p>
          </table:table-cell>
          <table:table-cell table:style-name="ce175" table:formula="of:=COUNTIF([.M$7:.M$885];[.$J1])" office:value-type="float" office:value="0">
            <text:p>0</text:p>
          </table:table-cell>
          <table:table-cell table:style-name="ce175" table:formula="of:=COUNTIF([.N$7:.N$885];[.$J1])" office:value-type="float" office:value="0">
            <text:p>0</text:p>
          </table:table-cell>
          <table:table-cell table:style-name="ce183" table:number-columns-repeated="214"/>
          <table:table-cell table:style-name="ce139" table:number-columns-repeated="18"/>
          <table:table-cell table:style-name="ce121" table:number-columns-repeated="9"/>
        </table:table-row>
        <table:table-row table:style-name="ro23">
          <table:table-cell table:style-name="ce121"/>
          <table:table-cell table:style-name="ce127" table:number-columns-repeated="4"/>
          <table:table-cell table:style-name="ce121"/>
          <table:table-cell table:style-name="ce139"/>
          <table:table-cell table:style-name="ce127" table:number-columns-repeated="2"/>
          <table:table-cell table:style-name="ce175" office:value-type="string">
            <text:p>Failed</text:p>
          </table:table-cell>
          <table:table-cell table:style-name="ce175" table:formula="of:=COUNTIF([.K$7:.K$885];[.$J2])" office:value-type="float" office:value="0">
            <text:p>0</text:p>
          </table:table-cell>
          <table:table-cell table:style-name="ce175" table:formula="of:=COUNTIF([.L$7:.L$885];[.$J2])" office:value-type="float" office:value="0">
            <text:p>0</text:p>
          </table:table-cell>
          <table:table-cell table:style-name="ce175" table:formula="of:=COUNTIF([.M$7:.M$885];[.$J2])" office:value-type="float" office:value="0">
            <text:p>0</text:p>
          </table:table-cell>
          <table:table-cell table:style-name="ce175" table:formula="of:=COUNTIF([.N$7:.N$885];[.$J2])" office:value-type="float" office:value="0">
            <text:p>0</text:p>
          </table:table-cell>
          <table:table-cell table:style-name="ce183" table:number-columns-repeated="214"/>
          <table:table-cell table:style-name="ce139" table:number-columns-repeated="18"/>
          <table:table-cell table:style-name="ce121" table:number-columns-repeated="9"/>
        </table:table-row>
        <table:table-row table:style-name="ro23">
          <table:table-cell table:style-name="ce121"/>
          <table:table-cell table:style-name="ce128" office:value-type="string">
            <text:p>Functions List<text:span text:style-name="T5">:</text:span></text:p>
          </table:table-cell>
          <table:table-cell table:style-name="ce132" table:number-columns-spanned="3" table:number-rows-spanned="1"/>
          <table:covered-table-cell table:style-name="ce138"/>
          <table:covered-table-cell table:style-name="ce133"/>
          <table:table-cell table:style-name="ce121"/>
          <table:table-cell table:style-name="ce139"/>
          <table:table-cell table:style-name="ce169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885];[.$J3])" office:value-type="float" office:value="0">
            <text:p>0</text:p>
          </table:table-cell>
          <table:table-cell table:style-name="ce175" table:formula="of:=COUNTIF([.L$7:.L$885];[.$J3])" office:value-type="float" office:value="0">
            <text:p>0</text:p>
          </table:table-cell>
          <table:table-cell table:style-name="ce175" table:formula="of:=COUNTIF([.M$7:.M$885];[.$J3])" office:value-type="float" office:value="0">
            <text:p>0</text:p>
          </table:table-cell>
          <table:table-cell table:style-name="ce175" table:formula="of:=COUNTIF([.N$7:.N$885];[.$J3])" office:value-type="float" office:value="0">
            <text:p>0</text:p>
          </table:table-cell>
          <table:table-cell table:style-name="ce183" table:number-columns-repeated="214"/>
          <table:table-cell table:style-name="ce139" table:number-columns-repeated="18"/>
          <table:table-cell table:style-name="ce121" table:number-columns-repeated="9"/>
        </table:table-row>
        <table:table-row table:style-name="ro17">
          <table:table-cell table:style-name="ce121"/>
          <table:table-cell table:style-name="ce128" office:value-type="string">
            <text:p>Total Main Cases:</text:p>
          </table:table-cell>
          <table:table-cell table:style-name="ce133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39"/>
          <table:table-cell table:style-name="ce121"/>
          <table:table-cell table:style-name="ce139"/>
          <table:table-cell table:style-name="ce169"/>
          <table:table-cell table:style-name="ce174"/>
          <table:table-cell table:style-name="ce176" office:value-type="string">
            <text:p>Untested</text:p>
          </table:table-cell>
          <table:table-cell table:style-name="ce175" table:formula="of:=COUNTIF([.K$7:.K$885];[.$J4])" office:value-type="float" office:value="0">
            <text:p>0</text:p>
          </table:table-cell>
          <table:table-cell table:style-name="ce175" table:formula="of:=COUNTIF([.L$7:.L$885];[.$J4])" office:value-type="float" office:value="0">
            <text:p>0</text:p>
          </table:table-cell>
          <table:table-cell table:style-name="ce175" table:formula="of:=COUNTIF([.M$7:.M$885];[.$J4])" office:value-type="float" office:value="0">
            <text:p>0</text:p>
          </table:table-cell>
          <table:table-cell table:style-name="ce175" table:formula="of:=COUNTIF([.N$7:.N$885];[.$J4])" office:value-type="float" office:value="0">
            <text:p>0</text:p>
          </table:table-cell>
          <table:table-cell table:style-name="ce183" table:number-columns-repeated="214"/>
          <table:table-cell table:style-name="ce139" table:number-columns-repeated="18"/>
          <table:table-cell table:style-name="ce121" table:number-columns-repeated="9"/>
        </table:table-row>
        <table:table-row table:style-name="ro23">
          <table:table-cell table:style-name="ce122"/>
          <table:table-cell table:style-name="ce129"/>
          <table:table-cell table:style-name="ce122" table:number-columns-repeated="7"/>
          <table:table-cell office:value-type="string">
            <text:p>N/A</text:p>
          </table:table-cell>
          <table:table-cell table:style-name="ce175" table:formula="of:=COUNTIF([.K$7:.K$885];[.$J5])" office:value-type="float" office:value="0">
            <text:p>0</text:p>
          </table:table-cell>
          <table:table-cell table:style-name="ce175" table:formula="of:=COUNTIF([.L$7:.L$885];[.$J5])" office:value-type="float" office:value="0">
            <text:p>0</text:p>
          </table:table-cell>
          <table:table-cell table:style-name="ce175" table:formula="of:=COUNTIF([.M$7:.M$885];[.$J5])" office:value-type="float" office:value="0">
            <text:p>0</text:p>
          </table:table-cell>
          <table:table-cell table:style-name="ce175" table:formula="of:=COUNTIF([.N$7:.N$885];[.$J5])" office:value-type="float" office:value="0">
            <text:p>0</text:p>
          </table:table-cell>
          <table:table-cell table:style-name="ce122" table:number-columns-repeated="232"/>
          <table:table-cell table:style-name="ce121" table:number-columns-repeated="9"/>
        </table:table-row>
        <table:table-row table:style-name="ro17">
          <table:table-cell table:style-name="ce12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44" office:value-type="string">
            <text:p>Case Description</text:p>
          </table:table-cell>
          <table:table-cell table:style-name="ce130" office:value-type="string">
            <text:p>Step Description</text:p>
          </table:table-cell>
          <table:table-cell table:style-name="ce130" office:value-type="string">
            <text:p>Steps to produce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184" table:number-columns-repeated="211"/>
          <table:table-cell table:style-name="ce139" table:number-columns-repeated="17"/>
          <table:table-cell table:style-name="ce121" table:number-columns-repeated="9"/>
        </table:table-row>
        <table:table-row table:style-name="ro24">
          <table:table-cell table:style-name="ce124" office:value-type="float" office:value="1">
            <text:p>001</text:p>
          </table:table-cell>
          <table:table-cell table:style-name="ce131" office:value-type="string">
            <text:p>SMOKE_CS_01</text:p>
          </table:table-cell>
          <table:table-cell table:style-name="ce134" office:value-type="float" office:value="1">
            <text:p>001</text:p>
          </table:table-cell>
          <table:table-cell table:style-name="ce140" office:value-type="string">
            <text:p>Smoke/CS/Calendar</text:p>
          </table:table-cell>
          <table:table-cell table:style-name="ce145" office:value-type="string">
            <text:p>Calendar action</text:p>
          </table:table-cell>
          <table:table-cell table:style-name="ce161" office:value-type="string">
            <text:p>Step 1: Login</text:p>
          </table:table-cell>
          <table:table-cell table:style-name="ce146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</text:span><text:span text:style-name="T8">Calandar to </text:span><text:span text:style-name="T8">goto Calendar </text:span><text:span text:style-name="T8">portlet</text:span></text:p>
          </table:table-cell>
          <table:table-cell table:style-name="ce161" office:value-type="string">
            <text:p>- Login successfully with the input user</text:p>
            <text:p>- Calendar application is displayed validly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u.nguyen</text:p>
          </table:table-cell>
          <table:table-cell table:number-columns-repeated="2" table:style-name="ce180" office:value-type="string">
            <text:p>Passed</text:p>
          </table:table-cell>
          <table:table-cell table:style-name="ce180" table:number-columns-repeated="233"/>
          <table:table-cell table:style-name="ce185"/>
          <table:table-cell table:style-name="ce121" table:number-columns-repeated="9"/>
        </table:table-row>
        <table:table-row table:style-name="ro25">
          <table:table-cell table:style-name="ce12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1" office:value-type="string">
            <text:p>SMOKE_CS_01</text:p>
          </table:table-cell>
          <table:table-cell table:style-name="ce13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2" office:value-type="string">
            <text:p>Step 2: Create a Group</text:p>
          </table:table-cell>
          <table:table-cell table:style-name="ce162" office:value-type="string">
            <text:p><text:span text:style-name="T9">- Click on </text:span><text:span text:style-name="T9">arrow icon on </text:span><text:span text:style-name="T9">the Calendar </text:span><text:span text:style-name="T9">mini bar</text:span></text:p>
            <text:p><text:span text:style-name="T9">- Select Add </text:span><text:span text:style-name="T9">Group in the </text:span><text:span text:style-name="T9">menu</text:span></text:p>
            <text:p><text:span text:style-name="T9">- Input Group </text:span><text:span text:style-name="T9">data required </text:span><text:span text:style-name="T9">field</text:span></text:p>
            <text:p><text:span text:style-name="T9">- Click Save</text:span></text:p>
          </table:table-cell>
          <table:table-cell table:style-name="ce162" office:value-type="string">
            <text:p>The new group is created successfully with the correct name.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u.nguyen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25">
          <table:table-cell table:style-name="ce12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1" office:value-type="string">
            <text:p>SMOKE_CS_01</text:p>
          </table:table-cell>
          <table:table-cell table:style-name="ce13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2" office:value-type="string">
            <text:p>Step 3: Create a Calendar</text:p>
          </table:table-cell>
          <table:table-cell table:style-name="ce162" office:value-type="string">
            <text:p><text:span text:style-name="T9">- Click on </text:span><text:span text:style-name="T9">arrow icon on </text:span><text:span text:style-name="T9">the Calendar </text:span><text:span text:style-name="T9">mini bar</text:span></text:p>
            <text:p><text:span text:style-name="T9">- Select Add </text:span><text:span text:style-name="T9">Group in the </text:span><text:span text:style-name="T9">menu</text:span></text:p>
            <text:p><text:span text:style-name="T9">- Input Group </text:span><text:span text:style-name="T9">data required </text:span><text:span text:style-name="T9">field</text:span></text:p>
            <text:p><text:span text:style-name="T9">- Click Save</text:span></text:p>
          </table:table-cell>
          <table:table-cell table:style-name="ce170" office:value-type="string">
            <text:p>The new calendar is created successfully with correct name.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u.nguyen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Update step: Select Add Calendar</text:p>
          </table:table-cell>
          <table:table-cell table:style-name="ce181" table:number-columns-repeated="233"/>
          <table:table-cell table:style-name="ce121" table:number-columns-repeated="9"/>
        </table:table-row>
        <table:table-row table:style-name="ro26">
          <table:table-cell table:style-name="ce12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1" office:value-type="string">
            <text:p>SMOKE_CS_01</text:p>
          </table:table-cell>
          <table:table-cell table:style-name="ce13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3" office:value-type="string">
            <text:p>Step 4: Create an event</text:p>
          </table:table-cell>
          <table:table-cell table:style-name="ce163" office:value-type="string">
            <text:p>- Click Add event on the main bar</text:p>
            <text:p>- Input Event data required field</text:p>
            <text:p>- Click Save</text:p>
          </table:table-cell>
          <table:table-cell table:style-name="ce168" office:value-type="string">
            <text:p>The event is created successfully with correct name.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u.nguyen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17">
          <table:table-cell table:style-name="ce124"/>
          <table:table-cell table:style-name="ce131" office:value-type="string">
            <text:p>SMOKE_CS_01</text:p>
          </table:table-cell>
          <table:table-cell table:style-name="ce13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3" office:value-type="string">
            <text:p>Step 5: Change some views</text:p>
          </table:table-cell>
          <table:table-cell table:style-name="ce163" office:value-type="string">
            <text:p>- Click on Today, Week, Month, Year </text:p>
          </table:table-cell>
          <table:table-cell table:style-name="ce168" office:value-type="string">
            <text:p>The calendar views are displayed validly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u.nguyen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18">
          <table:table-cell table:style-name="ce124"/>
          <table:table-cell table:style-name="ce131" office:value-type="string">
            <text:p>SMOKE_CS_01</text:p>
          </table:table-cell>
          <table:table-cell table:style-name="ce13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3" office:value-type="string">
            <text:p>Step 6: Logout</text:p>
          </table:table-cell>
          <table:table-cell table:style-name="ce163" office:value-type="string">
            <text:p>- Click Sign Out</text:p>
          </table:table-cell>
          <table:table-cell table:style-name="ce168" office:value-type="string">
            <text:p>Logout successfully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u.nguyen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24">
          <table:table-cell table:style-name="ce124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31" office:value-type="string">
            <text:p>SMOKE_CS_02</text:p>
          </table:table-cell>
          <table:table-cell table:style-name="ce134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42" office:value-type="string">
            <text:p>Smoke/CS/Mail</text:p>
          </table:table-cell>
          <table:table-cell table:style-name="ce160" office:value-type="string">
            <text:p>Mail action</text:p>
          </table:table-cell>
          <table:table-cell table:style-name="ce161" office:value-type="string">
            <text:p>Step 1: Login</text:p>
          </table:table-cell>
          <table:table-cell table:style-name="ce146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Mail </text:span><text:span text:style-name="T8">to goto Mail </text:span><text:span text:style-name="T8">portlet</text:span></text:p>
          </table:table-cell>
          <table:table-cell table:style-name="ce161" office:value-type="string">
            <text:p>- Logic successfully with the input user</text:p>
            <text:p>- Mail application is displayed valid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u.nguyen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5">
          <table:table-cell table:style-name="ce12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1" office:value-type="string">
            <text:p>SMOKE_CS_02</text:p>
          </table:table-cell>
          <table:table-cell table:style-name="ce13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41" office:value-type="string">
            <text:p>Smoke/CS/Mail</text:p>
          </table:table-cell>
          <table:table-cell table:style-name="ce146" office:value-type="string">
            <text:p>Mail action</text:p>
          </table:table-cell>
          <table:table-cell table:style-name="ce163" office:value-type="string">
            <text:p>Step 2: Create Account</text:p>
          </table:table-cell>
          <table:table-cell table:style-name="ce167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67" office:value-type="string">
            <text:p>The new account is created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u.nguyen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17">
          <table:table-cell table:style-name="ce12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1" office:value-type="string">
            <text:p>SMOKE_CS_02</text:p>
          </table:table-cell>
          <table:table-cell table:style-name="ce13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41" office:value-type="string">
            <text:p>Smoke/CS/Mail</text:p>
          </table:table-cell>
          <table:table-cell table:style-name="ce146" office:value-type="string">
            <text:p>Mail action</text:p>
          </table:table-cell>
          <table:table-cell table:style-name="ce163" office:value-type="string">
            <text:p>Step 3: Check Mail</text:p>
          </table:table-cell>
          <table:table-cell table:style-name="ce167" office:value-type="string">
            <text:p>- Click Get mail on the main bar</text:p>
          </table:table-cell>
          <table:table-cell table:style-name="ce168" office:value-type="string">
            <text:p>All messages is gotten in the inbox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u.nguyen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6">
          <table:table-cell table:style-name="ce12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1" office:value-type="string">
            <text:p>SMOKE_CS_02</text:p>
          </table:table-cell>
          <table:table-cell table:style-name="ce13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41" office:value-type="string">
            <text:p>Smoke/CS/Mail</text:p>
          </table:table-cell>
          <table:table-cell table:style-name="ce146" office:value-type="string">
            <text:p>Mail action</text:p>
          </table:table-cell>
          <table:table-cell table:style-name="ce164" office:value-type="string">
            <text:p>Step 4: Compose a mail</text:p>
          </table:table-cell>
          <table:table-cell table:style-name="ce168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67" office:value-type="string">
            <text:p>The mail is sent to the receivers and saved in the sent box of the sender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u.nguyen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18">
          <table:table-cell table:style-name="ce12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1" office:value-type="string">
            <text:p>SMOKE_CS_02</text:p>
          </table:table-cell>
          <table:table-cell table:style-name="ce134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41" office:value-type="string">
            <text:p>Smoke/CS/Mail</text:p>
          </table:table-cell>
          <table:table-cell table:style-name="ce146" office:value-type="string">
            <text:p>Mail action</text:p>
          </table:table-cell>
          <table:table-cell table:style-name="ce163" office:value-type="string">
            <text:p>Step 5: Logout </text:p>
          </table:table-cell>
          <table:table-cell table:style-name="ce163" office:value-type="string">
            <text:p>- Click Sign Out</text:p>
          </table:table-cell>
          <table:table-cell table:style-name="ce168" office:value-type="string">
            <text:p>Logout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u.nguyen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4">
          <table:table-cell table:style-name="ce124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131" office:value-type="string">
            <text:p>SMOKE_CS_03</text:p>
          </table:table-cell>
          <table:table-cell table:style-name="ce13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60" office:value-type="string">
            <text:p>Contact action</text:p>
          </table:table-cell>
          <table:table-cell table:style-name="ce161" office:value-type="string">
            <text:p>Step 1: Login</text:p>
          </table:table-cell>
          <table:table-cell table:style-name="ce146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</text:span><text:span text:style-name="T8">Address Book </text:span><text:span text:style-name="T8">to goto </text:span><text:span text:style-name="T8">Contact </text:span><text:span text:style-name="T8">portlet</text:span></text:p>
          </table:table-cell>
          <table:table-cell table:style-name="ce161" office:value-type="string">
            <text:p>- Logic successfully with the input user</text:p>
            <text:p>- Contact application is displayed valid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u.nguyen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30">
          <table:table-cell table:style-name="ce12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1" office:value-type="string">
            <text:p>SMOKE_CS_03</text:p>
          </table:table-cell>
          <table:table-cell table:style-name="ce134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46" office:value-type="string">
            <text:p>Contact action</text:p>
          </table:table-cell>
          <table:table-cell table:style-name="ce163" office:value-type="string">
            <text:p>Step 2: Create an Address book</text:p>
          </table:table-cell>
          <table:table-cell table:style-name="ce163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63" office:value-type="string">
            <text:p>- Add new Address Book form is displayed</text:p>
            <text:p>- The address book is created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u.nguyen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6">
          <table:table-cell table:style-name="ce12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1" office:value-type="string">
            <text:p>SMOKE_CS_03</text:p>
          </table:table-cell>
          <table:table-cell table:style-name="ce134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46" office:value-type="string">
            <text:p>Contact action</text:p>
          </table:table-cell>
          <table:table-cell table:style-name="ce163" office:value-type="string">
            <text:p>Step 3: Create a Contact</text:p>
          </table:table-cell>
          <table:table-cell table:style-name="ce163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63" office:value-type="string">
            <text:p>- Add new contact form is displayed</text:p>
            <text:p>- The contact is created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u.nguyen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17">
          <table:table-cell table:style-name="ce12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1" office:value-type="string">
            <text:p>SMOKE_CS_03</text:p>
          </table:table-cell>
          <table:table-cell table:style-name="ce134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46" office:value-type="string">
            <text:p>Contact action</text:p>
          </table:table-cell>
          <table:table-cell table:style-name="ce163" office:value-type="string">
            <text:p>Step 4: View a contact</text:p>
          </table:table-cell>
          <table:table-cell table:style-name="ce163" office:value-type="string">
            <text:p>- Click on a specific contact to view</text:p>
          </table:table-cell>
          <table:table-cell table:style-name="ce163" office:value-type="string">
            <text:p>- The contact info is displayed validly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u.nguyen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18">
          <table:table-cell table:style-name="ce12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31" office:value-type="string">
            <text:p>SMOKE_CS_03</text:p>
          </table:table-cell>
          <table:table-cell table:style-name="ce134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46" office:value-type="string">
            <text:p>Contact action</text:p>
          </table:table-cell>
          <table:table-cell table:style-name="ce163" office:value-type="string">
            <text:p>Step 5: Logout </text:p>
          </table:table-cell>
          <table:table-cell table:style-name="ce163" office:value-type="string">
            <text:p>- Click Sign Out</text:p>
          </table:table-cell>
          <table:table-cell table:style-name="ce168" office:value-type="string">
            <text:p>Logout successfully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u.nguyen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31">
          <table:table-cell table:style-name="ce124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131" office:value-type="string">
            <text:p>SMOKE_CS_04</text:p>
          </table:table-cell>
          <table:table-cell table:style-name="ce134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41" office:value-type="string">
            <text:p>Smoke/CS/Chat</text:p>
          </table:table-cell>
          <table:table-cell table:style-name="ce146" office:value-type="string">
            <text:p>Chat action</text:p>
          </table:table-cell>
          <table:table-cell table:style-name="ce161" office:value-type="string">
            <text:p>Step 1: Login by users</text:p>
          </table:table-cell>
          <table:table-cell table:style-name="ce146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2 </text:span><text:span text:style-name="T6">different users</text:span></text:p>
            <text:p><text:span text:style-name="T6">- Click </text:span><text:span text:style-name="T7">Sign </text:span><text:span text:style-name="T7">In</text:span></text:p>
          </table:table-cell>
          <table:table-cell table:style-name="ce161" office:value-type="string">
            <text:p>Two users login successfully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u.nguyen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32">
          <table:table-cell table:style-name="ce12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31" office:value-type="string">
            <text:p>SMOKE_CS_04</text:p>
          </table:table-cell>
          <table:table-cell table:style-name="ce134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41" office:value-type="string">
            <text:p>Smoke/CS/Chat</text:p>
          </table:table-cell>
          <table:table-cell table:style-name="ce146" office:value-type="string">
            <text:p>Chat action</text:p>
          </table:table-cell>
          <table:table-cell table:style-name="ce165" office:value-type="string">
            <text:p>Step 2: Add contact</text:p>
          </table:table-cell>
          <table:table-cell table:style-name="ce165" office:value-type="string">
            <text:p>- By User 1, click Add contact on the bottom action bar</text:p>
            <text:p>- Select User 2 and click Add</text:p>
          </table:table-cell>
          <table:table-cell table:style-name="ce165" office:value-type="string">
            <text:p><text:s/>Contact Request is sent to the User 2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u.nguyen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33">
          <table:table-cell table:style-name="ce124"/>
          <table:table-cell table:style-name="ce131" office:value-type="string">
            <text:p>SMOKE_CS_04</text:p>
          </table:table-cell>
          <table:table-cell table:style-name="ce134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41" office:value-type="string">
            <text:p>Smoke/CS/Chat</text:p>
          </table:table-cell>
          <table:table-cell table:style-name="ce146" office:value-type="string">
            <text:p>Chat action</text:p>
          </table:table-cell>
          <table:table-cell table:style-name="ce165" office:value-type="string">
            <text:p>Step 3: Accept contact</text:p>
          </table:table-cell>
          <table:table-cell table:style-name="ce165" office:value-type="string">
            <text:p>- By User 2, click Accept contact</text:p>
          </table:table-cell>
          <table:table-cell table:style-name="ce165" office:value-type="string">
            <text:p>User 2 &amp; User 1 are tobe frien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u.nguyen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34">
          <table:table-cell table:style-name="ce124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131" office:value-type="string">
            <text:p>SMOKE_CS_04</text:p>
          </table:table-cell>
          <table:table-cell table:style-name="ce134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41" office:value-type="string">
            <text:p>Smoke/CS/Chat</text:p>
          </table:table-cell>
          <table:table-cell table:style-name="ce146" office:value-type="string">
            <text:p>Chat action</text:p>
          </table:table-cell>
          <table:table-cell table:style-name="ce165" office:value-type="string">
            <text:p>Step 4: Send messages</text:p>
          </table:table-cell>
          <table:table-cell table:style-name="ce163" office:value-type="string">
            <text:p>- By User 1, click on the nick name User two</text:p>
            <text:p>- Type and send messages</text:p>
          </table:table-cell>
          <table:table-cell table:style-name="ce168" office:value-type="string">
            <text:p>- Chat box is shown</text:p>
            <text:p>- Message is sent</text:p>
            <text:p>- Two Users can chat together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u.nguyen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1"/>
          <table:table-cell table:style-name="ce140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1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1"/>
          <table:table-cell table:style-name="ce140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1"/>
          <table:table-cell table:style-name="ce140"/>
          <table:table-cell table:style-name="ce165" table:number-columns-repeated="2"/>
          <table:table-cell table:style-name="ce171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1"/>
          <table:table-cell table:style-name="ce140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7"/>
          <table:table-cell table:style-name="ce140" table:number-columns-repeated="2"/>
          <table:table-cell table:style-name="ce165" table:number-columns-repeated="2"/>
          <table:table-cell table:style-name="ce171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8" table:number-rows-repeated="3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2"/>
          <table:table-cell table:style-name="ce171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8" table:number-rows-repeated="4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7"/>
          <table:table-cell table:style-name="ce140" table:number-columns-repeated="2"/>
          <table:table-cell table:style-name="ce165" table:number-columns-repeated="2"/>
          <table:table-cell table:style-name="ce171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7"/>
          <table:table-cell table:style-name="ce140" table:number-columns-repeated="2"/>
          <table:table-cell table:style-name="ce165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7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62" table:number-columns-repeated="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 table:number-rows-repeated="5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5" table:number-columns-repeated="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8" table:number-rows-repeated="2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/>
          <table:table-cell table:style-name="ce17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1" table:number-columns-repeated="246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8" table:number-rows-repeated="2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/>
          <table:table-cell table:style-name="ce172"/>
          <table:table-cell table:style-name="ce162"/>
          <table:table-cell table:style-name="ce121" table:number-columns-repeated="246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1" table:number-columns-repeated="246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8" table:number-rows-repeated="2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/>
          <table:table-cell table:style-name="ce172"/>
          <table:table-cell table:style-name="ce162"/>
          <table:table-cell table:style-name="ce121" table:number-columns-repeated="246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8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8" table:number-rows-repeated="3">
          <table:table-cell table:style-name="ce121" table:number-columns-repeated="8"/>
          <table:table-cell/>
          <table:table-cell table:style-name="ce121" table:number-columns-repeated="246"/>
        </table:table-row>
        <table:table-row table:style-name="ro18" table:number-rows-repeated="10">
          <table:table-cell table:style-name="ce121" table:number-columns-repeated="255"/>
        </table:table-row>
        <table:table-row table:style-name="ro18" table:number-rows-repeated="1048466">
          <table:table-cell table:number-columns-repeated="255"/>
        </table:table-row>
        <table:table-row table:style-name="ro18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22T18:23:09</dc:date>
    <meta:print-date>2008-06-17T00:45:47</meta:print-date>
    <meta:editing-cycles>784</meta:editing-cycles>
    <meta:editing-duration>P12DT18H59M22S</meta:editing-duration>
    <dc:creator>exoplatform </dc:creator>
    <meta:document-statistic meta:table-count="4" meta:cell-count="359" meta:object-count="1"/>
    <meta:user-defined meta:name="Info 1"/>
    <meta:user-defined meta:name="Info 2"/>
    <meta:user-defined meta:name="Info 3"/>
    <meta:user-defined meta:name="Info 4"/>
  </office:meta>
</office:document-meta>
</file>